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fabc"/>
    </style:style>
    <style:style style:name="T1" style:family="text">
      <style:text-properties officeooo:rsid="0017fa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mport sys</text:p>
      <text:p text:style-name="Standard">try:</text:p>
      <text:p text:style-name="Standard"><text:s text:c="4"/>import Tkinter as tk</text:p>
      <text:p text:style-name="Standard">except ImportError:</text:p>
      <text:p text:style-name="Standard"><text:s text:c="4"/>import tkinter as tk</text:p>
      <text:p text:style-name="Standard">try:</text:p>
      <text:p text:style-name="Standard"><text:s text:c="4"/>import ttk</text:p>
      <text:p text:style-name="Standard"><text:s text:c="4"/>py3 = False</text:p>
      <text:p text:style-name="Standard">except ImportError:</text:p>
      <text:p text:style-name="Standard"><text:s text:c="4"/>import tkinter.ttk as ttk</text:p>
      <text:p text:style-name="Standard"><text:s text:c="4"/>py3 = True</text:p>
      <text:p text:style-name="Standard"/>
      <text:p text:style-name="Standard">import payment_support</text:p>
      <text:p text:style-name="Standard">from tkinter import messagebox as mb </text:p>
      <text:p text:style-name="Standard">import os.path</text:p>
      <text:p text:style-name="Standard">from tkinter import Canvas</text:p>
      <text:p text:style-name="Standard">from tkinter import StringVar</text:p>
      <text:p text:style-name="Standard"/>
      <text:p text:style-name="Standard">def vp_start_gui():</text:p>
      <text:p text:style-name="Standard"><text:s text:c="4"/>'''Starting point when module is the main routine.'''</text:p>
      <text:p text:style-name="Standard"><text:s text:c="4"/>global val, w, root</text:p>
      <text:p text:style-name="Standard"><text:s text:c="4"/>global prog_location</text:p>
      <text:p text:style-name="Standard"><text:s text:c="4"/>prog_call = sys.argv[0]</text:p>
      <text:p text:style-name="Standard"><text:s text:c="4"/>prog_location = os.path.split(prog_call)[0]</text:p>
      <text:p text:style-name="Standard"><text:s text:c="4"/>root = tk.Tk()</text:p>
      <text:p text:style-name="Standard"><text:s text:c="4"/>top = Toplevel1 (root)</text:p>
      <text:p text:style-name="Standard"><text:s text:c="4"/>payment_support.init(root, top)</text:p>
      <text:p text:style-name="Standard"><text:s text:c="4"/>root.mainloop()</text:p>
      <text:p text:style-name="Standard"/>
      <text:p text:style-name="Standard">w = None</text:p>
      <text:p text:style-name="Standard">def create_Toplevel1(root, *args, **kwargs):</text:p>
      <text:p text:style-name="Standard"><text:s text:c="4"/>'''Starting point when module is imported by another program.'''</text:p>
      <text:p text:style-name="Standard"><text:s text:c="4"/>global w, w_win, rt</text:p>
      <text:p text:style-name="Standard"><text:s text:c="4"/>global prog_location</text:p>
      <text:p text:style-name="Standard"><text:s text:c="4"/>prog_call = sys.argv[0]</text:p>
      <text:p text:style-name="Standard"><text:s text:c="4"/>prog_location = os.path.split(prog_call)[0]</text:p>
      <text:p text:style-name="Standard"><text:s text:c="4"/>rt = root</text:p>
      <text:p text:style-name="Standard"><text:s text:c="4"/>w = tk.Toplevel (root)</text:p>
      <text:p text:style-name="Standard"><text:s text:c="4"/>top = Toplevel1 (w)</text:p>
      <text:p text:style-name="Standard"><text:s text:c="4"/>payment_support.init(w, top, *args, **kwargs)</text:p>
      <text:p text:style-name="Standard"><text:s text:c="4"/>return (w, top)</text:p>
      <text:p text:style-name="Standard"/>
      <text:p text:style-name="Standard">def destroy_Toplevel1():</text:p>
      <text:p text:style-name="Standard"><text:s text:c="4"/>global w</text:p>
      <text:p text:style-name="Standard"><text:s text:c="4"/>w.destroy()</text:p>
      <text:p text:style-name="Standard"><text:s text:c="4"/>w = None</text:p>
      <text:p text:style-name="Standard"/>
      <text:p text:style-name="Standard">class Toplevel1:</text:p>
      <text:p text:style-name="Standard"><text:s text:c="4"/>def __init__(self, top=None):</text:p>
      <text:p text:style-name="Standard"><text:s text:c="8"/>'''This class configures and populates the toplevel window.</text:p>
      <text:p text:style-name="Standard"><text:s text:c="11"/>top is the toplevel containing window.'''</text:p>
      <text:p text:style-name="Standard"><text:soft-page-break/><text:s text:c="8"/>_bgcolor = '#d9d9d9' <text:s/># X11 color: 'gray85'</text:p>
      <text:p text:style-name="Standard"><text:s text:c="8"/>_fgcolor = '#000000' <text:s/># X11 color: 'black'</text:p>
      <text:p text:style-name="Standard"><text:s text:c="8"/>_compcolor = '#d9d9d9' # X11 color: 'gray85'</text:p>
      <text:p text:style-name="Standard"><text:s text:c="8"/>_ana1color = '#d9d9d9' # X11 color: 'gray85'</text:p>
      <text:p text:style-name="Standard"><text:s text:c="8"/>_ana2color = '#ececec' # Closest X11 color: 'gray92'</text:p>
      <text:p text:style-name="Standard"><text:s text:c="8"/>font11 = "-family {Century Schoolbook L} -size 15 -weight bold" <text:s/>\</text:p>
      <text:p text:style-name="Standard"><text:s text:c="12"/>" -slant roman -underline 0 -overstrike 0"</text:p>
      <text:p text:style-name="Standard"><text:s text:c="8"/>top.geometry("408x440+501+178")</text:p>
      <text:p text:style-name="Standard"><text:s text:c="8"/>top.title("Payment")</text:p>
      <text:p text:style-name="Standard"><text:s text:c="8"/>top.configure(background="#f9f9f9")</text:p>
      <text:p text:style-name="Standard"><text:s text:c="8"/>self.Label1 = tk.Label(top)</text:p>
      <text:p text:style-name="Standard"><text:s text:c="8"/>self.Label1.place(relx=0.343, rely=0.045, height=101, width=109)</text:p>
      <text:p text:style-name="Standard"><text:s text:c="8"/>photo_location = os.path.join(prog_location,"./Documents/mini_project/payment.png")</text:p>
      <text:p text:style-name="Standard"><text:s text:c="8"/>global _img0</text:p>
      <text:p text:style-name="Standard"><text:s text:c="8"/>_img0 = tk.PhotoImage(file=photo_location)</text:p>
      <text:p text:style-name="Standard"><text:s text:c="8"/>self.Label1.configure(image=_img0)</text:p>
      <text:p text:style-name="Standard"><text:s text:c="8"/>self.Label1.configure(text='''Label''')</text:p>
      <text:p text:style-name="Standard"><text:s text:c="8"/>self.Frame1 = tk.Frame(top)</text:p>
      <text:p text:style-name="Standard"><text:s text:c="8"/>self.Frame1.place(relx=0.074, rely=0.295, relheight=0.648, relwidth=0.87)</text:p>
      <text:p text:style-name="Standard"><text:s text:c="8"/>self.Frame1.configure(relief='groove')</text:p>
      <text:p text:style-name="Standard"><text:s text:c="8"/>self.Label2 = tk.Label(self.Frame1)</text:p>
      <text:p text:style-name="Standard"><text:s text:c="8"/>self.Label2.place(relx=0.113, rely=0.281, height=21, width=99)</text:p>
      <text:p text:style-name="Standard"><text:s text:c="8"/>self.Label2.configure(text='''Name on card:''')</text:p>
      <text:p text:style-name="Standard"><text:s text:c="8"/>self.Entry1 = tk.Entry(self.Frame1)</text:p>
      <text:p text:style-name="Standard"><text:s text:c="8"/>self.Entry1.place(relx=0.451, rely=0.281,height=23, relwidth=0.468)</text:p>
      <text:p text:style-name="Standard"><text:s text:c="8"/>self.Label3 = tk.Label(self.Frame1)</text:p>
      <text:p text:style-name="Standard"><text:s text:c="8"/>self.Label3.place(relx=0.113, rely=0.386, height=21, width=94)</text:p>
      <text:p text:style-name="Standard"><text:s text:c="8"/>self.Label3.configure(text='''Card Number:''')</text:p>
      <text:p text:style-name="Standard"><text:s text:c="8"/>self.Entry2 = tk.Entry(self.Frame1)</text:p>
      <text:p text:style-name="Standard"><text:s text:c="8"/>self.Entry2.place(relx=0.451, rely=0.386,height=23, relwidth=0.468)</text:p>
      <text:p text:style-name="Standard"><text:s text:c="8"/>self.Label4 = tk.Label(self.Frame1)</text:p>
      <text:p text:style-name="Standard"><text:s text:c="8"/>self.Label4.place(relx=0.113, rely=0.491, height=21, width=92) </text:p>
      <text:p text:style-name="Standard"><text:s text:c="8"/>self.Label4.configure(text='''Expairy Date:''')</text:p>
      <text:p text:style-name="Standard"><text:s text:c="8"/>self.Entry3 = tk.Entry(self.Frame1)</text:p>
      <text:p text:style-name="Standard"><text:s text:c="8"/>self.Entry3.place(relx=0.451, rely=0.491,height=23, relwidth=0.468)</text:p>
      <text:p text:style-name="Standard"><text:s text:c="8"/>self.Label5 = tk.Label(self.Frame1)</text:p>
      <text:p text:style-name="Standard"><text:s text:c="8"/>self.Label5.place(relx=0.197, rely=0.596, height=21, width=35)</text:p>
      <text:p text:style-name="Standard"><text:s text:c="8"/>self.Label5.configure(text='''CVV:''')</text:p>
      <text:p text:style-name="Standard"><text:s text:c="8"/>self.Entry4 = tk.Entry(self.Frame1)</text:p>
      <text:p text:style-name="Standard"><text:s text:c="8"/>self.Entry4.place(relx=0.451, rely=0.596,height=23, relwidth=0.468)</text:p>
      <text:p text:style-name="Standard"><text:s text:c="8"/>self.Label7 = tk.Label(self.Frame1)</text:p>
      <text:p text:style-name="Standard"><text:s text:c="8"/>self.Label7.place(relx=0.125, rely=0.700, height=21, width=95) <text:s text:c="5"/></text:p>
      <text:p text:style-name="Standard"><text:s text:c="8"/>self.Label7.configure(text='''Total Amount:''')</text:p>
      <text:p text:style-name="Standard"><text:s text:c="8"/>self.Entry5 = tk.Entry(self.Frame1)</text:p>
      <text:p text:style-name="Standard"><text:s text:c="8"/>self.Entry5.place(relx=0.451, rely=0.700,height=23, relwidth=0.468)</text:p>
      <text:p text:style-name="Standard"><text:s text:c="8"/>self.Label6 = tk.Label(self.Frame1)</text:p>
      <text:p text:style-name="Standard"><text:s text:c="8"/>self.Label6.place(relx=0.028, rely=0.035, height=41, width=330) <text:s text:c="6"/></text:p>
      <text:p text:style-name="Standard"><text:s text:c="8"/>self.Label6.configure(text='''Payment Details''')</text:p>
      <text:p text:style-name="Standard"><text:s text:c="8"/>self.Button1 = tk.Button(self.Frame1)</text:p>
      <text:p text:style-name="Standard"><text:s text:c="8"/>self.Button1.place(relx=0.31, rely=0.837, height=35, width=132) <text:s text:c="4"/></text:p>
      <text:p text:style-name="Standard"><text:s text:c="8"/>self.Button1.configure(text='''Proceed To Pay''')</text:p>
      <text:p text:style-name="Standard"><text:s text:c="8"/>def pay(self):</text:p>
      <text:p text:style-name="Standard"><text:soft-page-break/><text:s text:c="12"/>if (self.Entry1.get()=="" and self.Entry2.get()=="" and self.Entry3.get()==""</text:p>
      <text:p text:style-name="P1"><text:s text:c="12"/>and self.Entry4.get()==""and self.Entry5.get()=="") or (self.Entry1.get()=="" </text:p>
      <text:p text:style-name="P1"><text:s text:c="12"/>or <text:s/>self.Entry2.get()=="" or self.Entry3.get()==""</text:p>
      <text:p text:style-name="Standard"><text:s text:c="12"/>or self.Entry4.get()=="" or self.Entry5.get()==""):</text:p>
      <text:p text:style-name="Standard"><text:s text:c="12"/>mb.showinfo(title="Warning!!",message="Some fields are empty")</text:p>
      <text:p text:style-name="Standard"><text:s text:c="12"/>else:</text:p>
      <text:p text:style-name="Standard"><text:s text:c="16"/>mb.showinfo(title="Payment",message="Payment Successful!!")</text:p>
      <text:p text:style-name="Standard"><text:s text:c="16"/>print("Payment Successfully Completed"+"\n"+"Name on Card: "+str(self.Entry1.get())</text:p>
      <text:p text:style-name="P1"><text:s text:c="20"/>+"\n"+"Paid from Card Number: "+str(self.Entry2.get()) +"\n"+</text:p>
      <text:p text:style-name="P1"><text:s text:c="16"/>"Total Amount Paid: <text:s text:c="3"/>"+str(self.Entry5.get())) <text:s text:c="11"/></text:p>
      <text:p text:style-name="Standard"><text:s text:c="8"/>self.Button1.configure(command=lambda:pay(self)) <text:s text:c="3"/></text:p>
      <text:p text:style-name="Standard">if __name__ == '__main__':</text:p>
      <text:p text:style-name="Standard"><text:s text:c="4"/>vp_start_gui()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9:52:54.756301831</meta:creation-date>
    <dc:date>2020-06-01T19:58:57.743842649</dc:date>
    <meta:editing-duration>PT6M5S</meta:editing-duration>
    <meta:editing-cycles>1</meta:editing-cycles>
    <meta:document-statistic meta:table-count="0" meta:image-count="0" meta:object-count="0" meta:page-count="3" meta:paragraph-count="111" meta:word-count="377" meta:character-count="4858" meta:non-whitespace-character-count="3841"/>
    <meta:generator>LibreOffice/6.0.7.3$Linux_X86_64 LibreOffice_project/00m0$Build-3</meta:generator>
  </office:meta>
</office:document-meta>
</file>